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5pt" fo:font-weight="normal" officeooo:paragraph-rsid="0009645c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5pt" fo:font-weight="normal" officeooo:rsid="00133cdc" officeooo:paragraph-rsid="00133cdc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5pt" fo:font-weight="normal" officeooo:rsid="001aa600" officeooo:paragraph-rsid="001aa600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paragraph-rsid="0009645c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a20" style:font-weight-asian="bold" style:font-weight-complex="bold"/>
    </style:style>
    <style:style style:name="T3" style:family="text">
      <style:text-properties fo:font-weight="bold" officeooo:rsid="001c7d09" style:font-weight-asian="bold" style:font-weight-complex="bold"/>
    </style:style>
    <style:style style:name="T4" style:family="text">
      <style:text-properties fo:font-weight="bold" officeooo:rsid="001de88b" style:font-weight-asian="bold" style:font-weight-complex="bold"/>
    </style:style>
    <style:style style:name="T5" style:family="text">
      <style:text-properties officeooo:rsid="000a832b"/>
    </style:style>
    <style:style style:name="T6" style:family="text">
      <style:text-properties officeooo:rsid="000abdcc"/>
    </style:style>
    <style:style style:name="T7" style:family="text">
      <style:text-properties officeooo:rsid="000ecf6d"/>
    </style:style>
    <style:style style:name="T8" style:family="text">
      <style:text-properties officeooo:rsid="000f5b2f"/>
    </style:style>
    <style:style style:name="T9" style:family="text">
      <style:text-properties officeooo:rsid="0010837e"/>
    </style:style>
    <style:style style:name="T10" style:family="text">
      <style:text-properties officeooo:rsid="00122374"/>
    </style:style>
    <style:style style:name="T11" style:family="text">
      <style:text-properties officeooo:rsid="0017191d"/>
    </style:style>
    <style:style style:name="T12" style:family="text">
      <style:text-properties officeooo:rsid="001c7d09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de8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B</text:span>om dia/tarde/noite, desde já obrigado por aceitar participar na experiência.</text:p>
      <text:p text:style-name="P4"/>
      <text:p text:style-name="P4"><text:span text:style-name="T5">Q</text:span>ueria só começar por te apresentar o dispositivo:</text:p>
      <text:p text:style-name="P4"><text:span text:style-name="T6">P</text:span>odes interagir com ele através do toque e movimentar este pequeno quadrado dentro deste campo.</text:p>
      <text:p text:style-name="P4"><text:span text:style-name="T5">A</text:span> experiência começa assim que se sentir pronto.</text:p>
      <text:p text:style-name="P1"/>
      <text:p text:style-name="P1"><text:span text:style-name="T5">Q</text:span>ualquer dúvida que tenha durante e após <text:span text:style-name="T5">a interação</text:span>, estou aqui para <text:span text:style-name="T5">as </text:span>responder.</text:p>
      <text:p text:style-name="P4"/>
      <text:p text:style-name="P1">- PÓS EXPERIÊNCIA -</text:p>
      <text:p text:style-name="P4"/>
      <text:p text:style-name="P4">Obrigado novamente por fazer parte do estudo, queria só perguntar se tem alguma observação, nota sobre a experiência antes de eu lhe colocar algumas perguntas?</text:p>
      <text:p text:style-name="P4"/>
      <text:p text:style-name="P4">---</text:p>
      <text:p text:style-name="P4"/>
      <text:p text:style-name="P3"><text:span text:style-name="T2">1</text:span><text:span text:style-name="T1">. </text:span><text:span text:style-name="T7">O</text:span> que sentiu/<text:span text:style-name="T7">achou</text:span> sobre a experiência em geral?</text:p>
      <text:p text:style-name="P3"><text:span text:style-name="T2">2</text:span><text:span text:style-name="T1">. </text:span><text:span text:style-name="T7">S</text:span>entiu que a relação entre si e a experiência foi clara?</text:p>
      <text:p text:style-name="P3"><text:tab/><text:span text:style-name="T4">2.1.</text:span><text:span text:style-name="T14"> Achou estimulante?</text:span></text:p>
      <text:p text:style-name="P2"><text:span text:style-name="T2">3</text:span><text:span text:style-name="T1">.</text:span> <text:span text:style-name="T10">Que tipos de elementos conseguiu identificar?</text:span> <text:span text:style-name="T10">Algum lugar, pessoas em específico?</text:span> <text:span text:style-name="T9">S</text:span>e sim, qual? </text:p>
      <text:p text:style-name="P2"><text:span text:style-name="T2">4</text:span><text:span text:style-name="T1">. </text:span><text:span text:style-name="T7">Q</text:span>ue espécie/<text:span text:style-name="T7">tipo</text:span> de relação é que <text:span text:style-name="T8">acha</text:span> ter estabelecido com a experiência?</text:p>
      <text:p text:style-name="P2"><text:tab/><text:span text:style-name="T4">4.1.</text:span><text:span text:style-name="T14"> Achou fluída/rígida a sensação de controlo?</text:span></text:p>
      <text:p text:style-name="P5"><text:span text:style-name="T2">5</text:span><text:span text:style-name="T1">. </text:span>Que tipo de ações guiaram a tua interação com a experiência?</text:p>
      <text:p text:style-name="P6"><text:span text:style-name="T1"><text:tab/>5.</text:span><text:span text:style-name="T3">1. </text:span><text:span text:style-name="T12">O movimento das fontes sonoras potenciou a sua interação? <text:s/>ex.: Proximidade/Distância entre as Fontes Sonora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53:15.278000000</meta:creation-date>
    <dc:date>2019-05-28T15:58:52.620000000</dc:date>
    <meta:editing-duration>PT2H49M8S</meta:editing-duration>
    <meta:editing-cycles>22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6" meta:word-count="172" meta:character-count="1071" meta:non-whitespace-character-count="910"/>
  </office:meta>
</office:document-meta>
</file>